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0a2e4"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126a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01ad6" officeooo:paragraph-rsid="0010a2e4" style:font-size-asian="12pt" style:font-weight-asian="normal" style:font-size-complex="12pt" style:font-weight-complex="normal"/>
    </style:style>
    <style:style style:name="T1" style:family="text">
      <style:text-properties officeooo:rsid="00101ad6"/>
    </style:style>
    <style:style style:name="T2" style:family="text">
      <style:text-properties officeooo:rsid="00126a21"/>
    </style:style>
    <style:style style:name="T3" style:family="text">
      <style:text-properties officeooo:rsid="0015ff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tion d'un jeu chronométré</text:p>
      <text:p text:style-name="P1"/>
      <text:p text:style-name="P1"/>
      <text:p text:style-name="P1"/>
      <text:p text:style-name="P2"/>
      <text:p text:style-name="P2"/>
      <text:p text:style-name="P2"/>
      <text:p text:style-name="P2">1ère p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Sommai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Introduction</text:p>
      <text:p text:style-name="P2"/>
      <text:p text:style-name="P3"/>
      <text:p text:style-name="P4"><text:tab/>Afin de mettre en pratique les nouvelles notions de programmation qu'on a vu en cours de Programmation Système et Concurrente, <text:span text:style-name="T1">dont notamment les threads et la gestion des mémoires critiques, on nous a demandés de coder un programme qui s'occupe de la gestion d'un jeu chronométré. Analysons maintemant plus en détail le cahier des charges.</text:span></text:p>
      <text:p text:style-name="P5"><text:tab/></text:p>
      <text:p text:style-name="P5"><text:tab/><text:span text:style-name="T2">Le jeu est prévu pour uniquement 2 joueurs</text:span><text:tab/><text:span text:style-name="T2">qui joueront sur un ou deux terminaux. On ne nous demande pas de coder un jeu spécifique, ainsi chaque coup sera simulé par une fonction "jouer". Toutefois, la durée du jeu et de chaque coup seront limitées : elles pourront être choisies au début par les joueurs. La règle du jeu est simple, celui qui joue un coup déclaré gagnant gagne la partie. Si jamais un joueur ne joue pas pendant son temps imparti, il est déclaré perdant et si le temps global est écoulé, c'est le joueur en cours qui perd la partie.</text:span></text:p>
      <text:p text:style-name="P6"><text:s/></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9M34S</meta:editing-duration>
    <meta:editing-cycles>13</meta:editing-cycles>
    <meta:generator>LibreOffice/4.2.7.2$Linux_X86_64 LibreOffice_project/420m0$Build-2</meta:generator>
    <dc:date>2014-12-15T17:29:24.024586530</dc:date>
    <meta:document-statistic meta:table-count="0" meta:image-count="0" meta:object-count="0" meta:page-count="3" meta:paragraph-count="8" meta:word-count="165" meta:character-count="952" meta:non-whitespace-character-count="789"/>
    <meta:user-defined meta:name="Info 1"/>
    <meta:user-defined meta:name="Info 2"/>
    <meta:user-defined meta:name="Info 3"/>
    <meta:user-defined meta:name="Info 4"/>
  </office:meta>
</office:document-meta>
</file>